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339" calcext:value-type="float">
            <text:p>-33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91.96" calcext:value-type="float">
            <text:p>91.96</text:p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9])" office:value-type="float" office:value="373.04" calcext:value-type="float">
            <text:p>373.0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3:.C49])" office:value-type="float" office:value="185.91" calcext:value-type="float">
            <text:p>185.91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3:.C60])" office:value-type="float" office:value="177.56" calcext:value-type="float">
            <text:p>177.5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7" table:formula="of:=SUM([.C63:.C67])"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4])" office:value-type="float" office:value="2132.6" calcext:value-type="float">
            <text:p>2132.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6])" office:value-type="float" office:value="3169.11" calcext:value-type="float">
            <text:p>3169.11</text:p>
          </table:table-cell>
          <table:table-cell table:formula="of:=SUM([.D1:.D86])" office:value-type="float" office:value="3169.11" calcext:value-type="float">
            <text:p>3169.11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1:.C102])" office:value-type="float" office:value="-3727.23" calcext:value-type="float">
            <text:p>-3727.2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7];[.D103])" office:value-type="float" office:value="-558.12" calcext:value-type="float">
            <text:p>-558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00-00-00</text:date>, <text:time style:data-style-name="N2" text:time-value="22:12:40.566697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2T22:13:01.894145551</dc:date>
    <meta:editing-duration>P1DT10H5M36S</meta:editing-duration>
    <meta:editing-cycles>217</meta:editing-cycles>
    <meta:generator>LibreOffice/6.0.7.3$Linux_X86_64 LibreOffice_project/00m0$Build-3</meta:generator>
    <meta:document-statistic meta:table-count="5" meta:cell-count="770" meta:object-count="0"/>
  </office:meta>
</office:document-meta>
</file>